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64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574</text:p>
          </table:table-cell>
          <table:table-cell table:style-name="ACE-3" office:value-type="float" office:value="81.194000000000003">
            <text:p>81.194</text:p>
          </table:table-cell>
          <table:table-cell table:style-name="ACE-3" office:value-type="float" office:value="-12.858000000000001">
            <text:p>−12.858</text:p>
          </table:table-cell>
          <table:table-cell table:style-name="ACE-3" office:value-type="float" office:value="9550">
            <text:p>95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bi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5" table:formula="of:=IF(ABS([.M2])&gt;50;10;IF([.M2]&lt;5;1;[.M2]*0.20000000000000001))" office:value-type="float" office:value="6.8000000000000007">
            <text:p>6.8</text:p>
          </table:table-cell>
          <table:table-cell table:style-name="ACE-5" table:formula="of:=IF(ABS([.M2])&gt;50;10;IF([.M2]&lt;5;1;[.M2]*0.20000000000000001))" office:value-type="float" office:value="6.8000000000000007">
            <text:p>6.8</text:p>
          </table:table-cell>
          <table:table-cell table:style-name="ACE-3" office:value-type="string">
            <text:p>Hjort1997,FunderEtal2011</text:p>
          </table:table-cell>
          <table:table-cell table:number-columns-repeated="8" table:style-name="ACE-3"/>
          <table:table-cell table:number-columns-repeated="2" table:style-name="ACE-5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7" table:formula="of:=ROUND(-8033*LN([.AA2]);0)" office:value-type="float" office:value="407">
            <text:p>407</text:p>
          </table:table-cell>
          <table:table-cell table:style-name="ACE-7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782</text:p>
          </table:table-cell>
          <table:table-cell table:style-name="ACE-3" office:value-type="float" office:value="80.896000000000001">
            <text:p>80.896</text:p>
          </table:table-cell>
          <table:table-cell table:style-name="ACE-3" office:value-type="float" office:value="-14.387">
            <text:p>−14.387</text:p>
          </table:table-cell>
          <table:table-cell table:style-name="ACE-3" office:value-type="float" office:value="9080">
            <text:p>908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bi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5">
            <text:p>65</text:p>
          </table:table-cell>
          <table:table-cell table:style-name="ACE-5" table:formula="of:=IF(ABS([.M3])&gt;50;10;IF([.M3]&lt;5;1;[.M3]*0.20000000000000001))" office:value-type="float" office:value="10">
            <text:p>10.0</text:p>
          </table:table-cell>
          <table:table-cell table:style-name="ACE-5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Hjort1997,FunderEtal2011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783</text:p>
          </table:table-cell>
          <table:table-cell table:style-name="ACE-3" office:value-type="float" office:value="80.896000000000001">
            <text:p>80.896</text:p>
          </table:table-cell>
          <table:table-cell table:style-name="ACE-3" office:value-type="float" office:value="-14.387">
            <text:p>−14.387</text:p>
          </table:table-cell>
          <table:table-cell table:style-name="ACE-3" office:value-type="float" office:value="8530">
            <text:p>853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i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5" table:formula="of:=IF(ABS([.M4])&gt;50;10;IF([.M4]&lt;5;1;[.M4]*0.20000000000000001))" office:value-type="float" office:value="10">
            <text:p>10.0</text:p>
          </table:table-cell>
          <table:table-cell table:style-name="ACE-5" table:formula="of:=IF(ABS([.M4])&gt;50;10;IF([.M4]&lt;5;1;[.M4]*0.20000000000000001))" office:value-type="float" office:value="10">
            <text:p>10.0</text:p>
          </table:table-cell>
          <table:table-cell table:style-name="ACE-3" office:value-type="string">
            <text:p>Hjort1997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572</text:p>
          </table:table-cell>
          <table:table-cell table:style-name="ACE-3" office:value-type="float" office:value="81.194000000000003">
            <text:p>81.194</text:p>
          </table:table-cell>
          <table:table-cell table:style-name="ACE-3" office:value-type="float" office:value="-12.858000000000001">
            <text:p>−12.858</text:p>
          </table:table-cell>
          <table:table-cell table:style-name="ACE-3" office:value-type="float" office:value="8340">
            <text:p>83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bi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5" table:formula="of:=IF(ABS([.M5])&gt;50;10;IF([.M5]&lt;5;1;[.M5]*0.20000000000000001))" office:value-type="float" office:value="3">
            <text:p>3.0</text:p>
          </table:table-cell>
          <table:table-cell table:style-name="ACE-5" table:formula="of:=IF(ABS([.M5])&gt;50;10;IF([.M5]&lt;5;1;[.M5]*0.20000000000000001))" office:value-type="float" office:value="3">
            <text:p>3.0</text:p>
          </table:table-cell>
          <table:table-cell table:style-name="ACE-3" office:value-type="string">
            <text:p>Hjort1997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570</text:p>
          </table:table-cell>
          <table:table-cell table:style-name="ACE-3" office:value-type="float" office:value="81.194000000000003">
            <text:p>81.194</text:p>
          </table:table-cell>
          <table:table-cell table:style-name="ACE-3" office:value-type="float" office:value="-12.858000000000001">
            <text:p>−12.858</text:p>
          </table:table-cell>
          <table:table-cell table:style-name="ACE-3" office:value-type="float" office:value="8320">
            <text:p>832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bi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5" table:formula="of:=IF(ABS([.M6])&gt;50;10;IF([.M6]&lt;5;1;[.M6]*0.20000000000000001))" office:value-type="float" office:value="4.4000000000000004">
            <text:p>4.4</text:p>
          </table:table-cell>
          <table:table-cell table:style-name="ACE-5" table:formula="of:=IF(ABS([.M6])&gt;50;10;IF([.M6]&lt;5;1;[.M6]*0.20000000000000001))" office:value-type="float" office:value="4.4000000000000004">
            <text:p>4.4</text:p>
          </table:table-cell>
          <table:table-cell table:style-name="ACE-3" office:value-type="string">
            <text:p>Hjort1997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702</text:p>
          </table:table-cell>
          <table:table-cell table:style-name="ACE-3" office:value-type="float" office:value="80.436999999999998">
            <text:p>80.437</text:p>
          </table:table-cell>
          <table:table-cell table:style-name="ACE-3" office:value-type="float" office:value="-15.853999999999999">
            <text:p>−15.854</text:p>
          </table:table-cell>
          <table:table-cell table:style-name="ACE-3" office:value-type="float" office:value="8290">
            <text:p>82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bi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6">
            <text:p>46</text:p>
          </table:table-cell>
          <table:table-cell table:style-name="ACE-5" table:formula="of:=IF(ABS([.M7])&gt;50;10;IF([.M7]&lt;5;1;[.M7]*0.20000000000000001))" office:value-type="float" office:value="9.2000000000000011">
            <text:p>9.2</text:p>
          </table:table-cell>
          <table:table-cell table:style-name="ACE-5" table:formula="of:=IF(ABS([.M7])&gt;50;10;IF([.M7]&lt;5;1;[.M7]*0.20000000000000001))" office:value-type="float" office:value="9.2000000000000011">
            <text:p>9.2</text:p>
          </table:table-cell>
          <table:table-cell table:style-name="ACE-3" office:value-type="string">
            <text:p>Hjort1997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701</text:p>
          </table:table-cell>
          <table:table-cell table:style-name="ACE-3" office:value-type="float" office:value="80.457999999999998">
            <text:p>80.458</text:p>
          </table:table-cell>
          <table:table-cell table:style-name="ACE-3" office:value-type="float" office:value="-16.128">
            <text:p>−16.128</text:p>
          </table:table-cell>
          <table:table-cell table:style-name="ACE-3" office:value-type="float" office:value="7730">
            <text:p>773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Narwhal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4.5">
            <text:p>54.5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10">
            <text:p>10.0</text:p>
          </table:table-cell>
          <table:table-cell table:style-name="ACE-3" office:value-type="string">
            <text:p>Hjort1997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700</text:p>
          </table:table-cell>
          <table:table-cell table:style-name="ACE-3" office:value-type="float" office:value="80.457999999999998">
            <text:p>80.458</text:p>
          </table:table-cell>
          <table:table-cell table:style-name="ACE-3" office:value-type="float" office:value="-16.128">
            <text:p>−16.128</text:p>
          </table:table-cell>
          <table:table-cell table:style-name="ACE-3" office:value-type="float" office:value="7300">
            <text:p>73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oss, seawee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.799999999999997">
            <text:p>38.8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8">
            <text:p>8.0</text:p>
          </table:table-cell>
          <table:table-cell table:style-name="ACE-3" office:value-type="string">
            <text:p>Hjort1997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699</text:p>
          </table:table-cell>
          <table:table-cell table:style-name="ACE-3" office:value-type="float" office:value="80.457999999999998">
            <text:p>80.458</text:p>
          </table:table-cell>
          <table:table-cell table:style-name="ACE-3" office:value-type="float" office:value="-16.128">
            <text:p>−16.128</text:p>
          </table:table-cell>
          <table:table-cell table:style-name="ACE-3" office:value-type="float" office:value="6500">
            <text:p>65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oss, seawee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5.800000000000001">
            <text:p>25.8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string">
            <text:p>Hjort1997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781</text:p>
          </table:table-cell>
          <table:table-cell table:style-name="ACE-3" office:value-type="float" office:value="80.896000000000001">
            <text:p>80.896</text:p>
          </table:table-cell>
          <table:table-cell table:style-name="ACE-3" office:value-type="float" office:value="-14.387">
            <text:p>−14.387</text:p>
          </table:table-cell>
          <table:table-cell table:style-name="ACE-3" office:value-type="float" office:value="3400">
            <text:p>34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5" table:formula="of:=10*0.20000000000000001" office:value-type="float" office:value="2">
            <text:p>2.0</text:p>
          </table:table-cell>
          <table:table-cell table:style-name="ACE-5" table:formula="of:=10*0.20000000000000001" office:value-type="float" office:value="2">
            <text:p>2.0</text:p>
          </table:table-cell>
          <table:table-cell table:style-name="ACE-3" office:value-type="string">
            <text:p>Hjort1997,FunderEtal2011</text:p>
          </table:table-cell>
          <table:table-cell table:number-columns-repeated="240" table:style-name="ACE-3"/>
        </table:table-row>
        <table:table-row table:style-name="AROW-0" table:number-rows-repeated="65524">
          <table:table-cell table:number-columns-repeated="256"/>
        </table:table-row>
        <table:table-row table:style-name="AROW-0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4" gnm:cursor-row="14">
          <gnm:selection gnm:start-col="4" gnm:start-row="14" gnm:end-col="4" gnm:end-row="14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8"/>
        <table:table-column table:default-cell-style-name="ACE-9" table:style-name="ACOL-0" table:number-columns-repeated="15"/>
        <table:table-column table:default-cell-style-name="ACE-9" table:style-name="ACOL-0" table:number-columns-repeated="239"/>
        <table:table-row table:style-name="AROW-1">
          <table:table-cell table:style-name="ACE-9" office:value-type="string">
            <text:p>Sample no.</text:p>
          </table:table-cell>
          <table:table-cell table:style-name="ACE-9" office:value-type="string">
            <text:p>Age (yr B.P.)</text:p>
          </table:table-cell>
          <table:table-cell table:style-name="ACE-9" office:value-type="string">
            <text:p>Area</text:p>
          </table:table-cell>
          <table:table-cell table:style-name="ACE-9" office:value-type="string">
            <text:p>6’“C</text:p>
          </table:table-cell>
          <table:table-cell table:style-name="ACE-9" office:value-type="string">
            <text:p>Dated material</text:p>
          </table:table-cell>
          <table:table-cell table:style-name="ACE-9" office:value-type="string">
            <text:p>Altitude (m a.s.1.)</text:p>
          </table:table-cell>
          <table:table-cell table:style-name="ACE-9" office:value-type="string">
            <text:p>Relation to sea level</text:p>
          </table:table-cell>
          <table:table-cell table:number-columns-repeated="249" table:style-name="ACE-9"/>
        </table:table-row>
        <table:table-row table:style-name="AROW-1">
          <table:table-cell table:style-name="ACE-9" office:value-type="string">
            <text:p>Lu-2569</text:p>
          </table:table-cell>
          <table:table-cell table:style-name="ACE-9" office:value-type="string">
            <text:p>10,800 f 100</text:p>
          </table:table-cell>
          <table:table-cell table:style-name="ACE-9" office:value-type="string">
            <text:p>Kilen</text:p>
          </table:table-cell>
          <table:table-cell table:style-name="ACE-9"/>
          <table:table-cell table:style-name="ACE-9" office:value-type="string">
            <text:p>bivalves</text:p>
          </table:table-cell>
          <table:table-cell table:style-name="ACE-9" office:value-type="string">
            <text:p>15-22</text:p>
          </table:table-cell>
          <table:table-cell table:style-name="ACE-9" office:value-type="string">
            <text:p>below</text:p>
          </table:table-cell>
          <table:table-cell table:style-name="ACE-9"/>
          <table:table-cell table:style-name="ACE-9" office:value-type="float" office:value="10800">
            <text:p>10800</text:p>
          </table:table-cell>
          <table:table-cell table:style-name="ACE-9" office:value-type="float" office:value="100">
            <text:p>100</text:p>
          </table:table-cell>
          <table:table-cell table:number-columns-repeated="4" table:style-name="ACE-9"/>
          <table:table-cell table:style-name="ACE-9" office:value-type="float" office:value="-1">
            <text:p>−1</text:p>
          </table:table-cell>
          <table:table-cell table:style-name="ACE-9" office:value-type="float" office:value="22">
            <text:p>22</text:p>
          </table:table-cell>
          <table:table-cell table:style-name="ACE-9" office:value-type="string">
            <text:p>This is entered in the Lund spreadsheet</text:p>
          </table:table-cell>
          <table:table-cell table:number-columns-repeated="239" table:style-name="ACE-9"/>
        </table:table-row>
        <table:table-row table:style-name="AROW-1">
          <table:table-cell table:style-name="ACE-9" office:value-type="string">
            <text:p>Lu-2574</text:p>
          </table:table-cell>
          <table:table-cell table:style-name="ACE-9" office:value-type="string">
            <text:p>9550 f 90</text:p>
          </table:table-cell>
          <table:table-cell table:style-name="ACE-9" office:value-type="string">
            <text:p>Kilen</text:p>
          </table:table-cell>
          <table:table-cell table:style-name="ACE-9"/>
          <table:table-cell table:style-name="ACE-9" office:value-type="string">
            <text:p>bivalves</text:p>
          </table:table-cell>
          <table:table-cell table:style-name="ACE-9" office:value-type="float" office:value="34">
            <text:p>34</text:p>
          </table:table-cell>
          <table:table-cell table:style-name="ACE-9" office:value-type="string">
            <text:p>close below</text:p>
          </table:table-cell>
          <table:table-cell table:style-name="ACE-9"/>
          <table:table-cell table:style-name="ACE-9" office:value-type="float" office:value="9550">
            <text:p>955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N81.19400</text:p>
          </table:table-cell>
          <table:table-cell table:style-name="ACE-9" office:value-type="string">
            <text:p>W12.85800</text:p>
          </table:table-cell>
          <table:table-cell table:style-name="ACE-9" office:value-type="float" office:value="81.194000000000003">
            <text:p>81.194</text:p>
          </table:table-cell>
          <table:table-cell table:style-name="ACE-9" office:value-type="float" office:value="-12.858000000000001">
            <text:p>−12.858</text:p>
          </table:table-cell>
          <table:table-cell table:style-name="ACE-9" office:value-type="float" office:value="-1">
            <text:p>−1</text:p>
          </table:table-cell>
          <table:table-cell table:style-name="ACE-9" office:value-type="float" office:value="34">
            <text:p>34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3782</text:p>
          </table:table-cell>
          <table:table-cell table:style-name="ACE-9" office:value-type="string">
            <text:p>9080f II0</text:p>
          </table:table-cell>
          <table:table-cell table:style-name="ACE-9" office:value-type="string">
            <text:p>Amdrup Land</text:p>
          </table:table-cell>
          <table:table-cell table:style-name="ACE-9"/>
          <table:table-cell table:style-name="ACE-9" office:value-type="string">
            <text:p>bivalves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below</text:p>
          </table:table-cell>
          <table:table-cell table:style-name="ACE-9"/>
          <table:table-cell table:style-name="ACE-9" office:value-type="float" office:value="9080">
            <text:p>9080</text:p>
          </table:table-cell>
          <table:table-cell table:style-name="ACE-9" office:value-type="float" office:value="110">
            <text:p>110</text:p>
          </table:table-cell>
          <table:table-cell table:style-name="ACE-9" office:value-type="string">
            <text:p>N80.89600</text:p>
          </table:table-cell>
          <table:table-cell table:style-name="ACE-9" office:value-type="string">
            <text:p>W14.38700</text:p>
          </table:table-cell>
          <table:table-cell table:style-name="ACE-9" office:value-type="float" office:value="80.896000000000001">
            <text:p>80.896</text:p>
          </table:table-cell>
          <table:table-cell table:style-name="ACE-9" office:value-type="float" office:value="-14.387">
            <text:p>−14.387</text:p>
          </table:table-cell>
          <table:table-cell table:style-name="ACE-9" office:value-type="float" office:value="-1">
            <text:p>−1</text:p>
          </table:table-cell>
          <table:table-cell table:style-name="ACE-9" office:value-type="float" office:value="65">
            <text:p>6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3783</text:p>
          </table:table-cell>
          <table:table-cell table:style-name="ACE-9" office:value-type="string">
            <text:p>8530 f 100</text:p>
          </table:table-cell>
          <table:table-cell table:style-name="ACE-9" office:value-type="string">
            <text:p>Amdrup Land</text:p>
          </table:table-cell>
          <table:table-cell table:style-name="ACE-9"/>
          <table:table-cell table:style-name="ACE-9" office:value-type="string">
            <text:p>bivalves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below</text:p>
          </table:table-cell>
          <table:table-cell table:style-name="ACE-9"/>
          <table:table-cell table:style-name="ACE-9" office:value-type="float" office:value="8530">
            <text:p>853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N80.89600</text:p>
          </table:table-cell>
          <table:table-cell table:style-name="ACE-9" office:value-type="string">
            <text:p>W14.38700</text:p>
          </table:table-cell>
          <table:table-cell table:style-name="ACE-9" office:value-type="float" office:value="80.896000000000001">
            <text:p>80.896</text:p>
          </table:table-cell>
          <table:table-cell table:style-name="ACE-9" office:value-type="float" office:value="-14.387">
            <text:p>−14.387</text:p>
          </table:table-cell>
          <table:table-cell table:style-name="ACE-9" office:value-type="float" office:value="-1">
            <text:p>−1</text:p>
          </table:table-cell>
          <table:table-cell table:style-name="ACE-9" office:value-type="float" office:value="50">
            <text:p>50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2572</text:p>
          </table:table-cell>
          <table:table-cell table:style-name="ACE-9" office:value-type="string">
            <text:p>8340 f 80</text:p>
          </table:table-cell>
          <table:table-cell table:style-name="ACE-9" office:value-type="string">
            <text:p>Glen</text:p>
          </table:table-cell>
          <table:table-cell table:style-name="ACE-9"/>
          <table:table-cell table:style-name="ACE-9" office:value-type="string">
            <text:p>bivalves</text:p>
          </table:table-cell>
          <table:table-cell table:style-name="ACE-9" office:value-type="float" office:value="15">
            <text:p>15</text:p>
          </table:table-cell>
          <table:table-cell table:style-name="ACE-9" office:value-type="string">
            <text:p>below</text:p>
          </table:table-cell>
          <table:table-cell table:style-name="ACE-9"/>
          <table:table-cell table:style-name="ACE-9" office:value-type="float" office:value="8340">
            <text:p>8340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N81.19400</text:p>
          </table:table-cell>
          <table:table-cell table:style-name="ACE-9" office:value-type="string">
            <text:p>W12.85800</text:p>
          </table:table-cell>
          <table:table-cell table:style-name="ACE-9" office:value-type="float" office:value="81.194000000000003">
            <text:p>81.194</text:p>
          </table:table-cell>
          <table:table-cell table:style-name="ACE-9" office:value-type="float" office:value="-12.858000000000001">
            <text:p>−12.858</text:p>
          </table:table-cell>
          <table:table-cell table:style-name="ACE-9" office:value-type="float" office:value="-1">
            <text:p>−1</text:p>
          </table:table-cell>
          <table:table-cell table:style-name="ACE-9" office:value-type="float" office:value="15">
            <text:p>1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2570</text:p>
          </table:table-cell>
          <table:table-cell table:style-name="ACE-9" office:value-type="string">
            <text:p>8320 f 80</text:p>
          </table:table-cell>
          <table:table-cell table:style-name="ACE-9" office:value-type="string">
            <text:p>Kilen</text:p>
          </table:table-cell>
          <table:table-cell table:style-name="ACE-9"/>
          <table:table-cell table:style-name="ACE-9" office:value-type="string">
            <text:p>bivalves</text:p>
          </table:table-cell>
          <table:table-cell table:style-name="ACE-9" office:value-type="float" office:value="22">
            <text:p>22</text:p>
          </table:table-cell>
          <table:table-cell table:style-name="ACE-9" office:value-type="string">
            <text:p>below</text:p>
          </table:table-cell>
          <table:table-cell table:style-name="ACE-9"/>
          <table:table-cell table:style-name="ACE-9" office:value-type="float" office:value="8320">
            <text:p>8320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N81.19400</text:p>
          </table:table-cell>
          <table:table-cell table:style-name="ACE-9" office:value-type="string">
            <text:p>W12.85800</text:p>
          </table:table-cell>
          <table:table-cell table:style-name="ACE-9" office:value-type="float" office:value="81.194000000000003">
            <text:p>81.194</text:p>
          </table:table-cell>
          <table:table-cell table:style-name="ACE-9" office:value-type="float" office:value="-12.858000000000001">
            <text:p>−12.858</text:p>
          </table:table-cell>
          <table:table-cell table:style-name="ACE-9" office:value-type="float" office:value="-1">
            <text:p>−1</text:p>
          </table:table-cell>
          <table:table-cell table:style-name="ACE-9" office:value-type="float" office:value="22">
            <text:p>22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3702</text:p>
          </table:table-cell>
          <table:table-cell table:style-name="ACE-9" office:value-type="string">
            <text:p>8290 f 80</text:p>
          </table:table-cell>
          <table:table-cell table:style-name="ACE-9" office:value-type="string">
            <text:p>Holm Land</text:p>
          </table:table-cell>
          <table:table-cell table:style-name="ACE-9" office:value-type="string">
            <text:p>+ I.0</text:p>
          </table:table-cell>
          <table:table-cell table:style-name="ACE-9" office:value-type="string">
            <text:p>bivalves</text:p>
          </table:table-cell>
          <table:table-cell table:style-name="ACE-9" office:value-type="float" office:value="46">
            <text:p>46</text:p>
          </table:table-cell>
          <table:table-cell table:style-name="ACE-9" office:value-type="string">
            <text:p>below</text:p>
          </table:table-cell>
          <table:table-cell table:style-name="ACE-9"/>
          <table:table-cell table:style-name="ACE-9" office:value-type="float" office:value="8290">
            <text:p>8290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N80.43700</text:p>
          </table:table-cell>
          <table:table-cell table:style-name="ACE-9" office:value-type="string">
            <text:p>W15.85400</text:p>
          </table:table-cell>
          <table:table-cell table:style-name="ACE-9" office:value-type="float" office:value="80.436999999999998">
            <text:p>80.437</text:p>
          </table:table-cell>
          <table:table-cell table:style-name="ACE-9" office:value-type="float" office:value="-15.853999999999999">
            <text:p>−15.854</text:p>
          </table:table-cell>
          <table:table-cell table:style-name="ACE-9" office:value-type="float" office:value="-1">
            <text:p>−1</text:p>
          </table:table-cell>
          <table:table-cell table:style-name="ACE-9" office:value-type="float" office:value="46">
            <text:p>4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2605</text:p>
          </table:table-cell>
          <table:table-cell table:style-name="ACE-9" office:value-type="string">
            <text:p>7830 f 80</text:p>
          </table:table-cell>
          <table:table-cell table:style-name="ACE-9" office:value-type="string">
            <text:p>Kilen</text:p>
          </table:table-cell>
          <table:table-cell table:style-name="ACE-9"/>
          <table:table-cell table:style-name="ACE-9" office:value-type="string">
            <text:p>bivalves</text:p>
          </table:table-cell>
          <table:table-cell table:style-name="ACE-9" office:value-type="string">
            <text:p>(in till)</text:p>
          </table:table-cell>
          <table:table-cell table:style-name="ACE-9" office:value-type="string">
            <text:p>(displaced)</text:p>
          </table:table-cell>
          <table:table-cell table:style-name="ACE-9"/>
          <table:table-cell table:style-name="ACE-9" office:value-type="float" office:value="7830">
            <text:p>7830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N81.19400</text:p>
          </table:table-cell>
          <table:table-cell table:style-name="ACE-9" office:value-type="string">
            <text:p>W15.85400</text:p>
          </table:table-cell>
          <table:table-cell table:style-name="ACE-9" office:value-type="float" office:value="81.194000000000003">
            <text:p>81.194</text:p>
          </table:table-cell>
          <table:table-cell table:style-name="ACE-9" office:value-type="float" office:value="-15.853999999999999">
            <text:p>−15.854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(in till)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3701</text:p>
          </table:table-cell>
          <table:table-cell table:style-name="ACE-9" office:value-type="string">
            <text:p>7730f 100</text:p>
          </table:table-cell>
          <table:table-cell table:style-name="ACE-9" office:value-type="string">
            <text:p>Holm Land</text:p>
          </table:table-cell>
          <table:table-cell table:style-name="ACE-9" office:value-type="float" office:value="-17.800000000000001">
            <text:p>−17.8</text:p>
          </table:table-cell>
          <table:table-cell table:style-name="ACE-9" office:value-type="string">
            <text:p>Narwhale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beach</text:p>
          </table:table-cell>
          <table:table-cell table:style-name="ACE-9"/>
          <table:table-cell table:style-name="ACE-9" office:value-type="float" office:value="7730">
            <text:p>773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N80.458</text:p>
          </table:table-cell>
          <table:table-cell table:style-name="ACE-9" office:value-type="string">
            <text:p>W16.128</text:p>
          </table:table-cell>
          <table:table-cell table:style-name="ACE-9" office:value-type="float" office:value="80.457999999999998">
            <text:p>80.458</text:p>
          </table:table-cell>
          <table:table-cell table:style-name="ACE-9" office:value-type="float" office:value="-16.128">
            <text:p>−16.128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55">
            <text:p>5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3700</text:p>
          </table:table-cell>
          <table:table-cell table:style-name="ACE-9" office:value-type="string">
            <text:p>7300 f 90</text:p>
          </table:table-cell>
          <table:table-cell table:style-name="ACE-9" office:value-type="string">
            <text:p>Holm Land</text:p>
          </table:table-cell>
          <table:table-cell table:style-name="ACE-9" office:value-type="float" office:value="-20.199999999999999">
            <text:p>−20.2</text:p>
          </table:table-cell>
          <table:table-cell table:style-name="ACE-9" office:value-type="string">
            <text:p>moss/seaweed</text:p>
          </table:table-cell>
          <table:table-cell table:style-name="ACE-9" office:value-type="float" office:value="39">
            <text:p>39</text:p>
          </table:table-cell>
          <table:table-cell table:style-name="ACE-9" office:value-type="string">
            <text:p>beach</text:p>
          </table:table-cell>
          <table:table-cell table:style-name="ACE-9"/>
          <table:table-cell table:style-name="ACE-9" office:value-type="float" office:value="7300">
            <text:p>730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N80.458</text:p>
          </table:table-cell>
          <table:table-cell table:style-name="ACE-9" office:value-type="string">
            <text:p>W16.128</text:p>
          </table:table-cell>
          <table:table-cell table:style-name="ACE-9" office:value-type="float" office:value="80.457999999999998">
            <text:p>80.458</text:p>
          </table:table-cell>
          <table:table-cell table:style-name="ACE-9" office:value-type="float" office:value="-16.128">
            <text:p>−16.128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39">
            <text:p>39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3699</text:p>
          </table:table-cell>
          <table:table-cell table:style-name="ACE-9" office:value-type="string">
            <text:p>6500 f 90</text:p>
          </table:table-cell>
          <table:table-cell table:style-name="ACE-9" office:value-type="string">
            <text:p>Holm Land</text:p>
          </table:table-cell>
          <table:table-cell table:style-name="ACE-9" office:value-type="float" office:value="-22.800000000000001">
            <text:p>−22.8</text:p>
          </table:table-cell>
          <table:table-cell table:style-name="ACE-9" office:value-type="string">
            <text:p>moss/seaweed</text:p>
          </table:table-cell>
          <table:table-cell table:style-name="ACE-9" office:value-type="float" office:value="26">
            <text:p>26</text:p>
          </table:table-cell>
          <table:table-cell table:style-name="ACE-9" office:value-type="string">
            <text:p>beach</text:p>
          </table:table-cell>
          <table:table-cell table:style-name="ACE-9"/>
          <table:table-cell table:style-name="ACE-9" office:value-type="float" office:value="6500">
            <text:p>650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N80.458</text:p>
          </table:table-cell>
          <table:table-cell table:style-name="ACE-9" office:value-type="string">
            <text:p>W16.128</text:p>
          </table:table-cell>
          <table:table-cell table:style-name="ACE-9" office:value-type="float" office:value="80.457999999999998">
            <text:p>80.458</text:p>
          </table:table-cell>
          <table:table-cell table:style-name="ACE-9" office:value-type="float" office:value="-16.128">
            <text:p>−16.128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6">
            <text:p>2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3781</text:p>
          </table:table-cell>
          <table:table-cell table:style-name="ACE-9" office:value-type="string">
            <text:p>3400 f 70</text:p>
          </table:table-cell>
          <table:table-cell table:style-name="ACE-9" office:value-type="string">
            <text:p>Amdrup Land</text:p>
          </table:table-cell>
          <table:table-cell table:style-name="ACE-9" office:value-type="string">
            <text:p>-25. I</text:p>
          </table:table-cell>
          <table:table-cell table:style-name="ACE-9" office:value-type="string">
            <text:p>driftwood</text:p>
          </table:table-cell>
          <table:table-cell table:style-name="ACE-9" office:value-type="float" office:value="10">
            <text:p>10</text:p>
          </table:table-cell>
          <table:table-cell table:style-name="ACE-9" office:value-type="string">
            <text:p>beach</text:p>
          </table:table-cell>
          <table:table-cell table:style-name="ACE-9"/>
          <table:table-cell table:style-name="ACE-9" office:value-type="float" office:value="3400">
            <text:p>340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N80.89600</text:p>
          </table:table-cell>
          <table:table-cell table:style-name="ACE-9" office:value-type="string">
            <text:p>W14.38700</text:p>
          </table:table-cell>
          <table:table-cell table:style-name="ACE-9" office:value-type="float" office:value="80.896000000000001">
            <text:p>80.896</text:p>
          </table:table-cell>
          <table:table-cell table:style-name="ACE-9" office:value-type="float" office:value="-14.387">
            <text:p>−14.387</text:p>
          </table:table-cell>
          <table:table-cell table:style-name="ACE-9" office:value-type="float" office:value="-1">
            <text:p>−1</text:p>
          </table:table-cell>
          <table:table-cell table:style-name="ACE-9" office:value-type="float" office:value="10">
            <text:p>10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Lu-257 I</text:p>
          </table:table-cell>
          <table:table-cell table:style-name="ACE-9" office:value-type="string">
            <text:p>270 rt 50</text:p>
          </table:table-cell>
          <table:table-cell table:style-name="ACE-9" office:value-type="string">
            <text:p>Kilen</text:p>
          </table:table-cell>
          <table:table-cell table:style-name="ACE-9"/>
          <table:table-cell table:style-name="ACE-9" office:value-type="string">
            <text:p>terrest.plants</text:p>
          </table:table-cell>
          <table:table-cell table:number-columns-repeated="3" table:style-name="ACE-9"/>
          <table:table-cell table:style-name="ACE-9" office:value-type="float" office:value="270">
            <text:p>270</text:p>
          </table:table-cell>
          <table:table-cell table:style-name="ACE-9" office:value-type="float" office:value="50">
            <text:p>50</text:p>
          </table:table-cell>
          <table:table-cell table:number-columns-repeated="246" table:style-name="ACE-9"/>
        </table:table-row>
        <table:table-row table:style-name="AROW-0" table:number-rows-repeated="1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05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14" gnm:cursor-row="13">
          <gnm:selection gnm:start-col="14" gnm:start-row="13" gnm:end-col="14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4T07:59:36Z</dc:date>
    <meta:creation-date>2022-10-27T08:15:17Z</meta:creation-date>
    <meta:generator>gnumeric/1.12.46</meta:generator>
  </office:meta>
</office:document-meta>
</file>